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C10000050C21C0DAACD2F9C602.png" manifest:media-type="image/png"/>
  <manifest:file-entry manifest:full-path="Pictures/100000000000020B000002B01638F4388F91A665.png" manifest:media-type="image/png"/>
  <manifest:file-entry manifest:full-path="Pictures/10000000000001F5000002B44F78F95264B548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gile Project Management</text:p>
          </draw:text-box>
        </draw:frame>
        <draw:frame draw:style-name="gr1" draw:text-style-name="P1" draw:layer="layout" svg:width="23cm" svg:height="14.969cm" svg:x="2.2cm" svg:y="4.8cm">
          <draw:image xlink:href="Pictures/10000000000007C10000050C21C0DAACD2F9C6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3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1.159cm" svg:height="14.68cm" svg:x="2.2cm" svg:y="4.6cm">
          <draw:image xlink:href="Pictures/100000000000020B000002B01638F4388F91A665.png" xlink:type="simple" xlink:show="embed" xlink:actuate="onLoad">
            <text:p/>
          </draw:image>
        </draw:frame>
        <draw:frame draw:style-name="gr1" draw:text-style-name="P1" draw:layer="layout" svg:width="10.6cm" svg:height="14.643cm" svg:x="15.2cm" svg:y="4.757cm">
          <draw:image xlink:href="Pictures/10000000000001F5000002B44F78F95264B548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3:20:03.444000000</meta:creation-date>
    <dc:date>2017-03-16T13:25:20.174000000</dc:date>
    <meta:editing-duration>PT5M17S</meta:editing-duration>
    <meta:editing-cycles>1</meta:editing-cycles>
    <meta:generator>LibreOffice/5.2.4.2$Windows_x86 LibreOffice_project/3d5603e1122f0f102b62521720ab13a38a4e0eb0</meta:generator>
    <meta:document-statistic meta:object-count="51"/>
  </office:meta>
</office:document-meta>
</file>